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o math:stretchy="false">A</math:mo>
      <math:mo math:stretchy="false">B</math:mo>
      <math:mo math:stretchy="false">X</math:mo>
      <math:mo math:stretchy="false">Δ</math:mo>
      <math:mo math:stretchy="false">E</math:mo>
      <math:mo math:stretchy="false">H</math:mo>
      <math:mo math:stretchy="false">Γ</math:mo>
      <math:mo math:stretchy="false">I</math:mo>
      <math:mo math:stretchy="false">K</math:mo>
      <math:mo math:stretchy="false">Λ</math:mo>
      <math:mo math:stretchy="false">M</math:mo>
      <math:mo math:stretchy="false">N</math:mo>
      <math:mo math:stretchy="false">Ω</math:mo>
      <math:mo math:stretchy="false">O</math:mo>
      <math:mo math:stretchy="false">Φ</math:mo>
      <math:mo math:stretchy="false">Π</math:mo>
      <math:mo math:stretchy="false">Ψ</math:mo>
      <math:mo math:stretchy="false">P</math:mo>
      <math:mo math:stretchy="false">Σ</math:mo>
      <math:mo math:stretchy="false">T</math:mo>
      <math:mo math:stretchy="false">Θ</math:mo>
      <math:mo math:stretchy="false">Υ</math:mo>
      <math:mo math:stretchy="false">Ξ</math:mo>
      <math:mo math:stretchy="false">Z</math:mo>
      <math:mo math:stretchy="false">α</math:mo>
      <math:mo math:stretchy="false">β</math:mo>
      <math:mo math:stretchy="false">χ</math:mo>
      <math:mo math:stretchy="false">δ</math:mo>
      <math:mo math:stretchy="false">ε</math:mo>
      <math:mo math:stretchy="false">η</math:mo>
      <math:mo math:stretchy="false">γ</math:mo>
      <math:mo math:stretchy="false">ι</math:mo>
      <math:mo math:stretchy="false">κ</math:mo>
      <math:mo math:stretchy="false">λ</math:mo>
      <math:mo math:stretchy="false">μ</math:mo>
      <math:mo math:stretchy="false">ν</math:mo>
      <math:mo math:stretchy="false">ω</math:mo>
      <math:mo math:stretchy="false">ο</math:mo>
      <math:mo math:stretchy="false">φ</math:mo>
      <math:mo math:stretchy="false">π</math:mo>
      <math:mo math:stretchy="false">ψ</math:mo>
      <math:mo math:stretchy="false">ρ</math:mo>
      <math:mo math:stretchy="false">σ</math:mo>
      <math:mo math:stretchy="false">τ</math:mo>
      <math:mo math:stretchy="false">θ</math:mo>
      <math:mo math:stretchy="false">υ</math:mo>
      <math:mo math:stretchy="false">ɛ</math:mo>
      <math:mo math:stretchy="false">ϕ</math:mo>
      <math:mo math:stretchy="false">ϖ</math:mo>
      <math:mo math:stretchy="false">ϱ</math:mo>
      <math:mo math:stretchy="false">ς</math:mo>
      <math:mo math:stretchy="false">ϑ</math:mo>
      <math:mo math:stretchy="false">ξ</math:mo>
      <math:mo math:stretchy="false">ζ</math:mo>
    </math:mrow>
    <math:annotation math:encoding="StarMath 5.0">%ALPHA
%BETA
%CHI
%DELTA
%EPSILON
%ETA
%GAMMA
%IOTA
%KAPPA
%LAMBDA
%MU
%NU
%OMEGA
%OMICRON
%PHI
%PI
%PSI
%RHO
%SIGMA
%TAU
%THETA
%UPSILON
%XI
%ZETA
%alpha
%beta
%chi
%delta
%epsilon
%eta
%gamma
%iota
%kappa
%lambda
%mu
%nu
%omega
%omicron
%phi
%pi
%psi
%rho
%sigma
%tau
%theta
%upsilon
%varepsilon
%varphi
%varpi
%varrho
%varsigma
%vartheta
%xi
%zeta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